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margin-top="0in" fo:margin-bottom="0in" style:contextual-spacing="false" style:page-number="1" fo:padding="0in" fo:border="none"/>
      <style:text-properties fo:color="#000000" loext:opacity="100%" fo:font-size="11pt" fo:font-weight="normal" style:font-size-asian="11pt" style:font-weight-asian="normal" style:font-size-complex="11pt"/>
    </style:style>
    <style:style style:name="P2" style:family="paragraph" style:parent-style-name="Standard">
      <style:paragraph-properties fo:margin-top="0in" fo:margin-bottom="0.1665in" style:contextual-spacing="false" fo:padding="0in" fo:border="none" style:shadow="none" style:join-border="false"/>
    </style:style>
    <style:style style:name="P3" style:family="paragraph" style:parent-style-name="Standard">
      <style:paragraph-properties fo:margin-top="0.1665in" fo:margin-bottom="0.1665in" style:contextual-spacing="false" fo:padding="0in" fo:border="none" style:shadow="none" style:join-border="false"/>
    </style:style>
    <style:style style:name="P4" style:family="paragraph" style:parent-style-name="Standard" style:list-style-name="WWNum7">
      <style:paragraph-properties fo:padding="0in" fo:border="none" style:shadow="none" style:join-border="false"/>
    </style:style>
    <style:style style:name="P5" style:family="paragraph" style:parent-style-name="Standard" style:list-style-name="WWNum8">
      <style:paragraph-properties fo:padding="0in" fo:border="none" style:shadow="none" style:join-border="false"/>
    </style:style>
    <style:style style:name="P6" style:family="paragraph" style:parent-style-name="Standard" style:list-style-name="WWNum9">
      <style:paragraph-properties fo:padding="0in" fo:border="none" style:shadow="none" style:join-border="false"/>
    </style:style>
    <style:style style:name="P7" style:family="paragraph" style:parent-style-name="Standard" style:list-style-name="WWNum1">
      <style:paragraph-properties fo:padding="0in" fo:border="none" style:shadow="none" style:join-border="false"/>
    </style:style>
    <style:style style:name="P8" style:family="paragraph" style:parent-style-name="Standard" style:list-style-name="WWNum2">
      <style:paragraph-properties fo:padding="0in" fo:border="none" style:shadow="none" style:join-border="false"/>
    </style:style>
    <style:style style:name="P9" style:family="paragraph" style:parent-style-name="Standard" style:list-style-name="WWNum3">
      <style:paragraph-properties fo:padding="0in" fo:border="none" style:shadow="none" style:join-border="false"/>
    </style:style>
    <style:style style:name="P10" style:family="paragraph" style:parent-style-name="Standard" style:list-style-name="WWNum4">
      <style:paragraph-properties fo:padding="0in" fo:border="none" style:shadow="none" style:join-border="false"/>
    </style:style>
    <style:style style:name="P11" style:family="paragraph" style:parent-style-name="Standard" style:list-style-name="WWNum5">
      <style:paragraph-properties fo:padding="0in" fo:border="none" style:shadow="none" style:join-border="false"/>
    </style:style>
    <style:style style:name="P12" style:family="paragraph" style:parent-style-name="Standard" style:list-style-name="WWNum6">
      <style:paragraph-properties fo:padding="0in" fo:border="none" style:shadow="none" style:join-border="false"/>
    </style:style>
    <style:style style:name="T1" style:family="text">
      <style:text-properties fo:color="#1f1f1f" loext:opacity="100%"/>
    </style:style>
    <style:style style:name="T2" style:family="text">
      <style:text-properties fo:color="#1f1f1f" loext:opacity="100%" fo:font-weight="bold" style:font-weight-asian="bold"/>
    </style:style>
    <style:style style:name="T3" style:family="text">
      <style:text-properties fo:color="#1f1f1f" loext:opacity="100%" officeooo:rsid="000149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p text:style-name="P2"><text:span text:style-name="T1">Kernel Code Documentation: ioctl_d</text:span><text:span text:style-name="T3">river</text:span><text:span text:style-name="T1">.c</text:span></text:p>
      <text:p text:style-name="P2"><text:span text:style-name="T1">This code implements a simple character device driver named "my_ioctl_device" that allows user-space applications to interact with the kernel using ioctls (Input/Output Control) for setting and getting a string value.</text:span></text:p>
      <text:p text:style-name="P2"><text:span text:style-name="T2">Functionality:</text:span></text:p>
      <text:list xml:id="list96035158" text:style-name="WWNum7">
        <text:list-item>
          <text:p text:style-name="P4"><text:span text:style-name="T1">The driver creates a character device named "my_ioctl_device".</text:span></text:p>
        </text:list-item>
        <text:list-item>
          <text:p text:style-name="P4"><text:span text:style-name="T1">User-space applications can open, close, and interact with the device using ioctls.</text:span></text:p>
        </text:list-item>
        <text:list-item>
          <text:p text:style-name="P4"><text:span text:style-name="T1">Two ioctl commands are defined:</text:span></text:p>
        </text:list-item>
      </text:list>
      <text:list xml:id="list33918885" text:style-name="WWNum8">
        <text:list-item>
          <text:list>
            <text:list-item>
              <text:p text:style-name="P5"><text:span text:style-name="T1">IOCTL_SET_STRING: Allows applications to set a string value in the kernel.</text:span></text:p>
            </text:list-item>
            <text:list-item>
              <text:p text:style-name="P5"><text:span text:style-name="T1">IOCTL_GET_STRING: Allows applications to get the current string value stored in the kernel.</text:span></text:p>
            </text:list-item>
          </text:list>
        </text:list-item>
      </text:list>
      <text:p text:style-name="P3"><text:span text:style-name="T2">Code Breakdown:</text:span></text:p>
      <text:p text:style-name="P2"><text:span text:style-name="T2">Headers:</text:span></text:p>
      <text:list xml:id="list1246617939" text:style-name="WWNum9">
        <text:list-item>
          <text:p text:style-name="P6"><text:span text:style-name="T1">&lt;linux/init.h&gt;: Used for module initialization and exit functions.</text:span></text:p>
        </text:list-item>
        <text:list-item>
          <text:p text:style-name="P6"><text:span text:style-name="T1">&lt;linux/module.h&gt;: Defines macros for module licensing, author, description, etc.</text:span></text:p>
        </text:list-item>
        <text:list-item>
          <text:p text:style-name="P6"><text:span text:style-name="T1">&lt;linux/fs.h&gt;: Provides structures and functions related to the file system.</text:span></text:p>
        </text:list-item>
        <text:list-item>
          <text:p text:style-name="P6"><text:span text:style-name="T1">&lt;linux/uaccess.h&gt;: Provides functions for safe data transfer between user and kernel space.</text:span></text:p>
        </text:list-item>
        <text:list-item>
          <text:p text:style-name="P6"><text:span text:style-name="T1">&lt;linux/cdev.h&gt;: Provides structures and functions for character devices.</text:span></text:p>
        </text:list-item>
      </text:list>
      <text:p text:style-name="P3"><text:span text:style-name="T2">Constants:</text:span></text:p>
      <text:list xml:id="list2937365941" text:style-name="WWNum1">
        <text:list-item>
          <text:p text:style-name="P7"><text:span text:style-name="T1">DEVICE_NAME: Name of the character device ("my_ioctl_device").</text:span></text:p>
        </text:list-item>
        <text:list-item>
          <text:p text:style-name="P7"><text:span text:style-name="T1">IOCTL_MAGIC: Magic number used for constructing ioctl commands.</text:span></text:p>
        </text:list-item>
        <text:list-item>
          <text:p text:style-name="P7"><text:span text:style-name="T1">IOCTL_SET_STRING: ioctl command for setting a string value (_IOW macro).</text:span></text:p>
        </text:list-item>
        <text:list-item>
          <text:p text:style-name="P7"><text:span text:style-name="T1">IOCTL_GET_STRING: ioctl command for getting a string value (_IOR macro).</text:span></text:p>
        </text:list-item>
      </text:list>
      <text:p text:style-name="P3"><text:span text:style-name="T2">Global Variable:</text:span></text:p>
      <text:list xml:id="list2872583625" text:style-name="WWNum2">
        <text:list-item>
          <text:p text:style-name="P8"><text:span text:style-name="T1">kernel_string: Character array to store the string received from user space (size 100).</text:span></text:p>
        </text:list-item>
      </text:list>
      <text:p text:style-name="P3"><text:span text:style-name="T2">File Operations:</text:span></text:p>
      <text:list xml:id="list513059133" text:style-name="WWNum3">
        <text:list-item>
          <text:p text:style-name="P9"><text:span text:style-name="T1">device_open: Opens the device and prints a message to the kernel log.</text:span></text:p>
        </text:list-item>
        <text:list-item>
          <text:p text:style-name="P9"><text:span text:style-name="T1">device_release: Closes the device and prints a message to the kernel log.</text:span></text:p>
        </text:list-item>
        <text:list-item>
          <text:p text:style-name="P9"><text:span text:style-name="T1">device_ioctl: Handles ioctl requests:</text:span></text:p>
        </text:list-item>
      </text:list>
      <text:list xml:id="list1964784795" text:style-name="WWNum4">
        <text:list-item>
          <text:list>
            <text:list-item>
              <text:p text:style-name="P10"><text:span text:style-name="T1">IOCTL_SET_STRING: Copies the string from user space to the kernel buffer, prints the received string to the kernel log.</text:span></text:p>
            </text:list-item>
            <text:list-item>
              <text:p text:style-name="P10"><text:span text:style-name="T1">IOCTL_GET_STRING: Copies the string from the kernel buffer to user space, prints the sent string to the kernel log.</text:span></text:p>
            </text:list-item>
            <text:list-item>
              <text:p text:style-name="P10"><text:span text:style-name="T1">Returns an error for unsupported commands.</text:span></text:p>
            </text:list-item>
          </text:list>
        </text:list-item>
      </text:list>
      <text:p text:style-name="P3"><text:span text:style-name="T2">Module Initialization and Exit:</text:span></text:p>
      <text:list xml:id="list1710244458" text:style-name="WWNum5">
        <text:list-item>
          <text:p text:style-name="P11"><text:span text:style-name="T1">my_ioctl_init: Registers the character device, initializes the cdev structure, and adds the cdev </text:span><text:soft-page-break/><text:span text:style-name="T1">to the system.</text:span></text:p>
        </text:list-item>
        <text:list-item>
          <text:p text:style-name="P11"><text:span text:style-name="T1">my_ioctl_exit: Removes the cdev from the system and unregisters the character device.</text:span></text:p>
        </text:list-item>
      </text:list>
      <text:p text:style-name="P3"><text:span text:style-name="T2">Module Information:</text:span></text:p>
      <text:list xml:id="list158701002" text:style-name="WWNum6">
        <text:list-item>
          <text:p text:style-name="P12"><text:span text:style-name="T1">MODULE_LICENSE: License information (GPL in this case).</text:span></text:p>
        </text:list-item>
        <text:list-item>
          <text:p text:style-name="P12"><text:span text:style-name="T1">MODULE_AUTHOR: Author name (r your name).</text:span></text:p>
        </text:list-item>
        <text:list-item>
          <text:p text:style-name="P12"><text:span text:style-name="T1">MODULE_DESCRIPTION: Description of the module functionality.</text:span></text:p>
        </text:list-item>
        <text:list-item>
          <text:p text:style-name="P12"><text:span text:style-name="T1">MODULE_VERSION: Version number of the module (0.1 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IN" style:letter-kerning="false" style:font-name-asian="Arial2" style:font-size-asian="11pt" style:language-asian="en" style:country-asian="IN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IN" style:letter-kerning="false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1665in" style:contextual-spacing="false" fo:padding="0in" fo:border="none" style:shadow="none" style:join-border="false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563in" fo:margin-bottom="0.1563in" style:contextual-spacing="false" fo:padding="0in" fo:border="none" style:shadow="none" style:join-border="false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1665in" style:contextual-spacing="false" fo:padding="0in" fo:border="none" style:shadow="none" style:join-border="false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772in" fo:margin-bottom="0.1772in" style:contextual-spacing="false" fo:padding="0in" fo:border="none" style:shadow="none" style:join-border="false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772in" fo:margin-bottom="0.1772in" style:contextual-spacing="false" fo:padding="0in" fo:border="none" style:shadow="none" style:join-border="false"/>
      <style:text-properties fo:font-size="9pt" fo:font-weight="bold" style:font-size-asian="9pt" style:font-weight-asian="bold" style:font-size-complex="9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5in" fo:margin-bottom="0.25in" style:contextual-spacing="false" fo:padding="0in" fo:border="none" style:shadow="none" style:join-border="false"/>
      <style:text-properties fo:font-size="8pt" fo:font-weight="bold" style:font-size-asian="8pt" style:font-weight-asian="bold" style:font-size-complex="8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1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1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Arial"/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2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2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2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2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Arial"/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3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3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3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3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4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4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4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4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4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5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5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5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Arial"/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5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5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6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6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Arial"/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6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6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7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7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fo:font-family="Arial"/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7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7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7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8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4-06-05T05:16:00</meta:creation-date>
    <dc:date>2024-06-18T11:47:58.073894716</dc:date>
    <meta:editing-duration>PT5H42M5S</meta:editing-duration>
    <meta:generator>LibreOffice/7.3.7.2$Linux_X86_64 LibreOffice_project/30$Build-2</meta:generator>
    <meta:document-statistic meta:table-count="0" meta:image-count="0" meta:object-count="0" meta:page-count="2" meta:paragraph-count="37" meta:word-count="347" meta:character-count="2354" meta:non-whitespace-character-count="2071"/>
    <meta:user-defined meta:name="AppVersion">16.0000</meta:user-defined>
    <meta:template xlink:type="simple" xlink:actuate="onRequest" xlink:title="Normal" xlink:href=""/>
  </office:meta>
</office:document-meta>
</file>